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table:formula="of:=PI()*([.A1]/2)^2" office:value-type="float" office:value="113.097335529233" calcext:value-type="float">
            <text:p>113.0973355292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I()*([.A2]/2)^2" office:value-type="float" office:value="78.5398163397448" calcext:value-type="float">
            <text:p>78.5398163397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I()*([.A3]/2)^2" office:value-type="float" office:value="50.2654824574367" calcext:value-type="float">
            <text:p>50.2654824574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20:37:06.938338856</meta:creation-date>
    <dc:date>2022-07-05T20:39:13.621207822</dc:date>
    <meta:editing-duration>PT2M6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